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06in" table:align="left"/>
    </style:style>
    <style:style style:name="Table1.A" style:family="table-column">
      <style:table-column-properties style:column-width="6.6806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7.5833in" fo:margin-left="-0.3986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806in"/>
    </style:style>
    <style:style style:name="Table2.C" style:family="table-column">
      <style:table-column-properties style:column-width="1.9028in"/>
    </style:style>
    <style:style style:name="Table2.D" style:family="table-column">
      <style:table-column-properties style:column-width="1.6667in"/>
    </style:style>
    <style:style style:name="Table2.E" style:family="table-column">
      <style:table-column-properties style:column-width="1.708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B" style:family="table-column">
      <style:table-column-properties style:column-width="1.1153in" style:rel-column-width="10922*"/>
    </style:style>
    <style:style style:name="Table6.C" style:family="table-column">
      <style:table-column-properties style:column-width="1.1153in" style:rel-column-width="10923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B" style:family="table-column">
      <style:table-column-properties style:column-width="1.1153in" style:rel-column-width="10922*"/>
    </style:style>
    <style:style style:name="Table3.C" style:family="table-column">
      <style:table-column-properties style:column-width="1.1153in" style:rel-column-width="10923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B" style:family="table-column">
      <style:table-column-properties style:column-width="1.1153in" style:rel-column-width="10922*"/>
    </style:style>
    <style:style style:name="Table4.C" style:family="table-column">
      <style:table-column-properties style:column-width="1.1153in" style:rel-column-width="10923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style:font-name="DejaVu Serif" fo:font-size="14pt" officeooo:rsid="001723b3" officeooo:paragraph-rsid="001723b3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DejaVu Serif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DejaVu Serif" fo:font-size="14pt" officeooo:rsid="004a078e" officeooo:paragraph-rsid="004a078e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4pt" officeooo:rsid="004d67dd" officeooo:paragraph-rsid="004d67dd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723b3" officeooo:paragraph-rsid="00167163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723b3" officeooo:paragraph-rsid="001723b3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723b3" officeooo:paragraph-rsid="0019a0af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67163" officeooo:paragraph-rsid="003b582c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DejaVu Serif" fo:font-size="14pt" fo:font-weight="normal" officeooo:rsid="00167163" officeooo:paragraph-rsid="00167163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DejaVu Serif" fo:font-size="14pt" fo:font-weight="normal" officeooo:rsid="00167163" officeooo:paragraph-rsid="003b582c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DejaVu Serif" officeooo:paragraph-rsid="00167163"/>
    </style:style>
    <style:style style:name="P14" style:family="paragraph" style:parent-style-name="Text_20_body">
      <style:paragraph-properties fo:text-align="justify" style:justify-single-word="false"/>
      <style:text-properties style:font-name="DejaVu Serif" officeooo:paragraph-rsid="003b582c"/>
    </style:style>
    <style:style style:name="P15" style:family="paragraph" style:parent-style-name="Text_20_body">
      <style:paragraph-properties fo:text-align="justify" style:justify-single-word="false"/>
      <style:text-properties style:font-name="DejaVu Serif" officeooo:rsid="001723b3" officeooo:paragraph-rsid="001723b3"/>
    </style:style>
    <style:style style:name="P16" style:family="paragraph" style:parent-style-name="Text_20_body">
      <style:paragraph-properties fo:text-align="justify" style:justify-single-word="false"/>
      <style:text-properties style:font-name="DejaVu Serif" officeooo:rsid="00167163" officeooo:paragraph-rsid="00167163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e7394" officeooo:paragraph-rsid="001e739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e7394" officeooo:paragraph-rsid="001ece4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ece48" officeooo:paragraph-rsid="001ece4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19a0af" officeooo:paragraph-rsid="001ca697"/>
    </style:style>
    <style:style style:name="P21" style:family="paragraph" style:parent-style-name="Standard">
      <style:paragraph-properties fo:text-align="justify" style:justify-single-word="false"/>
      <style:text-properties officeooo:rsid="0019a0af" officeooo:paragraph-rsid="003b582c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1ca697" officeooo:paragraph-rsid="001ca69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1ca697" officeooo:paragraph-rsid="0019a0a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1ca697" officeooo:paragraph-rsid="003b582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1e7394" officeooo:paragraph-rsid="001e739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1e7394" officeooo:paragraph-rsid="003e536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1ece48" officeooo:paragraph-rsid="001ece4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1ece48" officeooo:paragraph-rsid="0040b5a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3230bc" officeooo:paragraph-rsid="003230b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29a9b6" officeooo:paragraph-rsid="003b582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3e536c" officeooo:paragraph-rsid="003e536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40b5ab" officeooo:paragraph-rsid="0040b5ab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40b5ab" officeooo:paragraph-rsid="001ece4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251afe" officeooo:paragraph-rsid="001f81a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4506b7" officeooo:paragraph-rsid="0027f46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1ece48" officeooo:paragraph-rsid="001ece48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1f81ad" officeooo:paragraph-rsid="001f81a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1f81ad" officeooo:paragraph-rsid="0027f46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1f81ad" officeooo:paragraph-rsid="004808a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27f462" officeooo:paragraph-rsid="0027f46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242fed" officeooo:paragraph-rsid="00242fe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251afe" officeooo:paragraph-rsid="00242fe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4808af" officeooo:paragraph-rsid="004808a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4808af" officeooo:paragraph-rsid="004a078e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48637d" officeooo:paragraph-rsid="0048637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officeooo:rsid="001e7394" officeooo:paragraph-rsid="001e7394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242fed" officeooo:paragraph-rsid="00242fed" style:font-weight-asian="bold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fo:font-size="14pt" officeooo:rsid="001f81ad" officeooo:paragraph-rsid="001f81ad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fo:font-size="14pt" officeooo:rsid="00204d90" officeooo:paragraph-rsid="00204d90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fo:font-size="14pt" officeooo:rsid="0040b5ab" officeooo:paragraph-rsid="0040b5ab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fo:font-size="14pt" officeooo:rsid="00416ad7" officeooo:paragraph-rsid="00416ad7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fo:font-size="14pt" officeooo:rsid="0041f973" officeooo:paragraph-rsid="0041f973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color="#4ec9b0" loext:opacity="100%" style:font-name="DejaVu Serif" fo:font-size="14pt" fo:language="ru" fo:country="RU" fo:font-weight="normal" officeooo:rsid="0019a0af" officeooo:paragraph-rsid="001ca697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style:line-height-at-least="0.0992in"/>
      <style:text-properties style:font-name="Droid Sans Mono" fo:font-size="14pt" fo:font-weight="normal" fo:background-color="#ffffff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color="#cccccc" loext:opacity="100%" style:font-name="Droid Sans Mono" fo:font-size="14pt" fo:font-weight="normal" fo:background-color="#ffffff" style:font-size-asian="14pt" style:font-size-complex="14pt"/>
    </style:style>
    <style:style style:name="P57" style:family="paragraph" style:parent-style-name="Standard">
      <style:paragraph-properties style:line-height-at-least="0.0992in"/>
      <style:text-properties fo:color="#cccccc" loext:opacity="100%" style:font-name="Droid Sans Mono" fo:font-size="14pt" fo:font-weight="normal" fo:background-color="#ffffff" style:font-size-asian="14pt" style:font-size-complex="14pt"/>
    </style:style>
    <style:style style:name="P58" style:family="paragraph" style:parent-style-name="Heading_20_1">
      <style:paragraph-properties fo:text-align="center" style:justify-single-word="false"/>
      <style:text-properties style:font-name="DejaVu Serif"/>
    </style:style>
    <style:style style:name="P59" style:family="paragraph" style:parent-style-name="Standard" style:list-style-name="L3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3b582c" officeooo:paragraph-rsid="003b582c" style:font-size-asian="14pt" style:font-weight-asian="normal" style:font-size-complex="14pt" style:font-weight-complex="normal"/>
    </style:style>
    <style:style style:name="P60" style:family="paragraph" style:parent-style-name="Standard" style:list-style-name="L3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1ca697" officeooo:paragraph-rsid="001ca697" style:font-size-asian="14pt" style:font-weight-asian="normal" style:font-size-complex="14pt" style:font-weight-complex="normal"/>
    </style:style>
    <style:style style:name="P61" style:family="paragraph" style:parent-style-name="Standard" style:list-style-name="L3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1ca697" officeooo:paragraph-rsid="003b582c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4808af" officeooo:paragraph-rsid="004a078e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48637d" officeooo:paragraph-rsid="0048637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586beb" officeooo:paragraph-rsid="00586beb" style:font-size-asian="14pt" style:font-weight-asian="bold" style:font-size-complex="14pt" style:font-weight-complex="bold"/>
    </style:style>
    <style:style style:name="P65" style:family="paragraph" style:parent-style-name="Standard">
      <style:paragraph-properties style:line-height-at-least="0.0992in"/>
      <style:text-properties style:font-name="Droid Sans Mono" fo:font-size="14pt" fo:font-weight="normal" fo:background-color="#ffffff" style:font-size-asian="14pt" style:font-size-complex="14pt"/>
    </style:style>
    <style:style style:name="P66" style:family="paragraph" style:parent-style-name="Standard">
      <style:paragraph-properties fo:text-align="justify" style:justify-single-word="false"/>
      <style:text-properties fo:color="#cccccc" loext:opacity="100%" style:font-name="Droid Sans Mono" fo:font-size="14pt" fo:font-weight="normal" fo:background-color="#ffffff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fo:color="#cccccc" loext:opacity="100%" style:font-name="Droid Sans Mono" fo:font-size="14pt" fo:font-weight="normal" officeooo:rsid="0055d079" officeooo:paragraph-rsid="0055d079" fo:background-color="#ffffff" style:font-size-asian="14pt" style:font-size-complex="14pt"/>
    </style:style>
    <style:style style:name="P68" style:family="paragraph" style:parent-style-name="Table_20_Contents">
      <style:paragraph-properties fo:text-align="justify" style:justify-single-word="false"/>
      <style:text-properties style:font-name="Droid Sans Mono" fo:font-size="14pt" fo:font-weight="normal" fo:background-color="#ffffff" style:font-size-asian="14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style:font-name="DejaVu Serif" fo:font-size="14pt" officeooo:rsid="005237cc" officeooo:paragraph-rsid="005237cc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DejaVu Serif" fo:font-size="14pt" officeooo:rsid="004d67dd" officeooo:paragraph-rsid="004d67dd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DejaVu Serif" fo:font-size="14pt" officeooo:rsid="004a078e" officeooo:paragraph-rsid="004a078e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DejaVu Serif" fo:font-size="14pt" officeooo:rsid="004bea68" officeooo:paragraph-rsid="0054d8b5" style:font-size-asian="14pt" style:font-size-complex="14pt"/>
    </style:style>
    <style:style style:name="P73" style:family="paragraph" style:parent-style-name="Table_20_Contents">
      <style:paragraph-properties fo:text-align="end" style:justify-single-word="false"/>
      <style:text-properties style:font-name="DejaVu Serif" fo:font-size="14pt" officeooo:rsid="004f5cce" officeooo:paragraph-rsid="004f5cce" style:font-size-asian="14pt" style:font-size-complex="14pt"/>
    </style:style>
    <style:style style:name="P74" style:family="paragraph" style:parent-style-name="Table_20_Contents">
      <style:paragraph-properties fo:text-align="justify" style:justify-single-word="false"/>
      <style:text-properties style:font-name="DejaVu Serif" fo:font-size="14pt" officeooo:rsid="0054d8b5" officeooo:paragraph-rsid="0054d8b5" style:font-size-asian="14pt" style:font-size-complex="14pt"/>
    </style:style>
    <style:style style:name="P75" style:family="paragraph" style:parent-style-name="Table_20_Contents">
      <style:paragraph-properties fo:text-align="end" style:justify-single-word="false"/>
      <style:text-properties style:font-name="DejaVu Serif" fo:font-size="14pt" officeooo:rsid="0054d8b5" officeooo:paragraph-rsid="0054d8b5" style:font-size-asian="14pt" style:font-size-complex="14pt"/>
    </style:style>
    <style:style style:name="P76" style:family="paragraph" style:parent-style-name="Table_20_Contents">
      <style:paragraph-properties fo:text-align="end" style:justify-single-word="false"/>
      <style:text-properties style:font-name="DejaVu Serif" fo:font-size="14pt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DejaVu Serif" fo:font-size="14pt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DejaVu Serif" fo:font-size="14pt" officeooo:rsid="00586beb" officeooo:paragraph-rsid="00586beb" style:font-size-asian="14pt" style:font-size-complex="14pt"/>
    </style:style>
    <style:style style:name="P79" style:family="paragraph" style:parent-style-name="Table_20_Contents">
      <style:paragraph-properties fo:text-align="justify" style:justify-single-word="false"/>
      <style:text-properties fo:color="#cccccc" loext:opacity="100%" style:font-name="Droid Sans Mono" fo:font-size="14pt" fo:font-weight="normal" fo:background-color="#ffffff" style:font-size-asian="14pt" style:font-size-complex="14pt"/>
    </style:style>
    <style:style style:name="P80" style:family="paragraph" style:parent-style-name="Table_20_Contents">
      <style:paragraph-properties fo:text-align="justify" style:justify-single-word="false"/>
      <style:text-properties fo:color="#569cd6" loext:opacity="100%" style:font-name="Droid Sans Mono" fo:font-size="14pt" fo:font-weight="normal" fo:background-color="#ffffff" style:font-size-asian="14pt" style:font-size-complex="14pt"/>
    </style:style>
    <style:style style:name="P81" style:family="paragraph" style:parent-style-name="Text_20_body" style:list-style-name="L1">
      <style:paragraph-properties fo:text-align="justify" style:justify-single-word="false"/>
      <style:text-properties style:font-name="DejaVu Serif" fo:font-size="14pt" fo:language="ru" fo:country="RU" fo:font-weight="normal" officeooo:rsid="0019a0af" officeooo:paragraph-rsid="0019a0af" style:font-size-asian="14pt" style:font-weight-asian="normal" style:font-size-complex="14pt" style:font-weight-complex="normal"/>
    </style:style>
    <style:style style:name="P82" style:family="paragraph" style:parent-style-name="Text_20_body" style:list-style-name="L2">
      <style:paragraph-properties fo:text-align="justify" style:justify-single-word="false"/>
      <style:text-properties style:font-name="DejaVu Serif" fo:font-size="14pt" fo:language="ru" fo:country="RU" fo:font-weight="normal" officeooo:rsid="003b582c" officeooo:paragraph-rsid="003b582c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7163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b582c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167163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officeooo:rsid="001723b3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3b582c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ru" fo:country="RU" fo:font-weight="bold" officeooo:rsid="001723b3" style:font-size-asian="14pt" style:font-weight-asian="bold" style:font-size-complex="14pt" style:font-weight-complex="bold"/>
    </style:style>
    <style:style style:name="T10" style:family="text">
      <style:text-properties officeooo:rsid="0019a0af"/>
    </style:style>
    <style:style style:name="T11" style:family="text">
      <style:text-properties fo:font-weight="bold" officeooo:rsid="0019a0af" style:font-weight-asian="bold" style:font-weight-complex="bold"/>
    </style:style>
    <style:style style:name="T12" style:family="text">
      <style:text-properties fo:font-weight="bold" officeooo:rsid="002de421" style:font-weight-asian="bold" style:font-weight-complex="bold"/>
    </style:style>
    <style:style style:name="T13" style:family="text">
      <style:text-properties fo:color="#569cd6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DejaVu Serif" fo:font-size="14pt" fo:language="ru" fo:country="RU" fo:font-weight="normal" style:font-size-asian="14pt" style:font-weight-asian="normal" style:font-size-complex="14pt" style:font-weight-complex="normal"/>
    </style:style>
    <style:style style:name="T16" style:family="text">
      <style:text-properties fo:color="#4ec9b0" loext:opacity="100%" style:font-name="DejaVu Serif" fo:font-size="14pt" fo:language="ru" fo:country="RU" fo:font-weight="normal" officeooo:rsid="001ca697" style:font-size-asian="14pt" style:font-weight-asian="normal" style:font-size-complex="14pt" style:font-weight-complex="normal"/>
    </style:style>
    <style:style style:name="T17" style:family="text">
      <style:text-properties fo:color="#9cdcfe" loext:opacity="100%"/>
    </style:style>
    <style:style style:name="T18" style:family="text">
      <style:text-properties fo:color="#000000" loext:opacity="100%" style:font-name="DejaVu Serif" fo:font-size="14pt" fo:language="ru" fo:country="RU" fo:font-weight="normal" style:font-size-asian="14pt" style:font-weight-asian="normal" style:font-size-complex="14pt" style:font-weight-complex="normal"/>
    </style:style>
    <style:style style:name="T19" style:family="text">
      <style:text-properties fo:color="#000000" loext:opacity="100%" style:font-name="DejaVu Serif" fo:font-size="14pt" fo:language="ru" fo:country="RU" fo:font-weight="normal" officeooo:rsid="001b3cc3" style:font-size-asian="14pt" style:font-weight-asian="normal" style:font-size-complex="14pt" style:font-weight-complex="normal"/>
    </style:style>
    <style:style style:name="T20" style:family="text">
      <style:text-properties fo:color="#000000" loext:opacity="100%" style:font-name="DejaVu Serif" fo:font-size="14pt" fo:language="ru" fo:country="RU" fo:font-weight="normal" officeooo:rsid="001ca697" style:font-size-asian="14pt" style:font-weight-asian="normal" style:font-size-complex="14pt" style:font-weight-complex="normal"/>
    </style:style>
    <style:style style:name="T21" style:family="text">
      <style:text-properties fo:color="#000000" loext:opacity="100%" style:font-name="DejaVu Serif" fo:font-size="14pt" fo:language="ru" fo:country="RU" fo:font-weight="normal" officeooo:rsid="003b582c" style:font-size-asian="14pt" style:font-weight-asian="normal" style:font-size-complex="14pt" style:font-weight-complex="normal"/>
    </style:style>
    <style:style style:name="T22" style:family="text">
      <style:text-properties fo:color="#000000" loext:opacity="100%" style:font-name="DejaVu Serif" fo:font-size="14pt" fo:language="ru" fo:country="RU" fo:font-weight="normal" officeooo:rsid="004bea68" style:font-size-asian="14pt" style:font-weight-asian="normal" style:font-size-complex="14pt" style:font-weight-complex="normal"/>
    </style:style>
    <style:style style:name="T23" style:family="text">
      <style:text-properties fo:color="#000000" loext:opacity="100%" style:font-name="DejaVu Serif" fo:font-size="14pt" fo:language="ru" fo:country="RU" fo:font-weight="normal" officeooo:rsid="00531920" style:font-size-asian="14pt" style:font-weight-asian="normal" style:font-size-complex="14pt" style:font-weight-complex="normal"/>
    </style:style>
    <style:style style:name="T24" style:family="text">
      <style:text-properties fo:color="#000000" loext:opacity="100%" style:font-name="DejaVu Serif" fo:font-size="14pt" fo:language="ru" fo:country="RU" fo:font-weight="normal" officeooo:rsid="00535abe" style:font-size-asian="14pt" style:font-weight-asian="normal" style:font-size-complex="14pt" style:font-weight-complex="normal"/>
    </style:style>
    <style:style style:name="T25" style:family="text">
      <style:text-properties fo:color="#000000" loext:opacity="100%" style:font-name="DejaVu Serif" fo:font-size="14pt" fo:language="ru" fo:country="RU" fo:font-weight="bold" style:font-size-asian="14pt" style:font-weight-asian="bold" style:font-size-complex="14pt" style:font-weight-complex="bold"/>
    </style:style>
    <style:style style:name="T26" style:family="text">
      <style:text-properties fo:color="#000000" loext:opacity="100%" style:font-name="DejaVu Serif" fo:font-size="14pt" fo:language="ru" fo:country="RU" style:font-size-asian="14pt" style:font-size-complex="14pt"/>
    </style:style>
    <style:style style:name="T27" style:family="text">
      <style:text-properties fo:color="#000000" loext:opacity="100%" style:font-name="DejaVu Serif" fo:font-size="14pt" fo:language="ru" fo:country="RU" officeooo:rsid="001ece48" style:font-size-asian="14pt" style:font-size-complex="14pt"/>
    </style:style>
    <style:style style:name="T28" style:family="text">
      <style:text-properties fo:color="#000000" loext:opacity="100%" style:font-name="DejaVu Serif" fo:font-size="14pt" fo:language="ru" fo:country="RU" officeooo:rsid="00251afe" style:font-size-asian="14pt" style:font-size-complex="14pt"/>
    </style:style>
    <style:style style:name="T29" style:family="text">
      <style:text-properties fo:color="#000000" loext:opacity="100%" style:font-name="DejaVu Serif" fo:font-size="14pt" fo:language="ru" fo:country="RU" officeooo:rsid="003e536c" style:font-size-asian="14pt" style:font-size-complex="14pt"/>
    </style:style>
    <style:style style:name="T30" style:family="text">
      <style:text-properties fo:color="#000000" loext:opacity="100%" style:font-name="DejaVu Serif" fo:font-size="14pt" fo:language="ru" fo:country="RU" officeooo:rsid="0040b5ab" style:font-size-asian="14pt" style:font-size-complex="14pt"/>
    </style:style>
    <style:style style:name="T31" style:family="text">
      <style:text-properties officeooo:rsid="002de421"/>
    </style:style>
    <style:style style:name="T32" style:family="text">
      <style:text-properties officeooo:rsid="003230bc"/>
    </style:style>
    <style:style style:name="T33" style:family="text">
      <style:text-properties officeooo:rsid="003b582c"/>
    </style:style>
    <style:style style:name="T34" style:family="text">
      <style:text-properties fo:color="#d4d4d4" loext:opacity="100%"/>
    </style:style>
    <style:style style:name="T35" style:family="text">
      <style:text-properties officeooo:rsid="003e536c"/>
    </style:style>
    <style:style style:name="T36" style:family="text">
      <style:text-properties officeooo:rsid="0040b5ab"/>
    </style:style>
    <style:style style:name="T37" style:family="text">
      <style:text-properties officeooo:rsid="00416ad7"/>
    </style:style>
    <style:style style:name="T38" style:family="text">
      <style:text-properties officeooo:rsid="004506b7"/>
    </style:style>
    <style:style style:name="T39" style:family="text">
      <style:text-properties fo:font-weight="normal" officeooo:rsid="004506b7" style:font-weight-asian="normal" style:font-weight-complex="normal"/>
    </style:style>
    <style:style style:name="T40" style:family="text">
      <style:text-properties fo:font-weight="normal" officeooo:rsid="0046e46c" style:font-weight-asian="normal" style:font-weight-complex="normal"/>
    </style:style>
    <style:style style:name="T41" style:family="text">
      <style:text-properties fo:font-weight="normal" officeooo:rsid="00531920" style:font-weight-asian="normal" style:font-weight-complex="normal"/>
    </style:style>
    <style:style style:name="T42" style:family="text">
      <style:text-properties fo:font-weight="normal" officeooo:rsid="00535abe" style:font-weight-asian="normal" style:font-weight-complex="normal"/>
    </style:style>
    <style:style style:name="T43" style:family="text">
      <style:text-properties officeooo:rsid="0046e46c"/>
    </style:style>
    <style:style style:name="T44" style:family="text">
      <style:text-properties officeooo:rsid="004bea68"/>
    </style:style>
    <style:style style:name="T45" style:family="text">
      <style:text-properties officeooo:rsid="004f5cce"/>
    </style:style>
    <style:style style:name="T46" style:family="text">
      <style:text-properties fo:color="#cccccc" loext:opacity="100%"/>
    </style:style>
    <style:style style:name="T47" style:family="text">
      <style:text-properties officeooo:rsid="00531920"/>
    </style:style>
    <style:style style:name="T48" style:family="text">
      <style:text-properties officeooo:rsid="00535abe"/>
    </style:style>
    <style:style style:name="T49" style:family="text">
      <style:text-properties officeooo:rsid="0054d8b5"/>
    </style:style>
    <style:style style:name="T50" style:family="text">
      <style:text-properties officeooo:rsid="004d67d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8" text:outline-level="1">Лабораторная работа №<text:span text:style-name="T33">3</text:span></text:h>
      <text:p text:style-name="P1">Обработка разреженных матриц</text:p>
      <text:p text:style-name="P2">Серышева Дарья ИУ7-34Б вар. 14</text:p>
      <text:p text:style-name="P3"/>
      <text:p text:style-name="P16"><text:span text:style-name="T1"><text:tab/>Цель работы: </text:span><text:span text:style-name="T5">реализация алгоритмов обработки разреженных матриц, сравнение эффективности применения этих алгоритмов со стандартными алгоритмами обработки матриц при различном размере матриц и степени их разреженности.</text:span></text:p>
      <text:p text:style-name="P11"/>
      <text:p text:style-name="P14"><text:span text:style-name="T4"><text:tab/></text:span><text:span text:style-name="T2">Задание (вар </text:span><text:span text:style-name="T3">3</text:span><text:span text:style-name="T2">): </text:span></text:p>
      <text:p text:style-name="P12">Разреженная (содержащая много нулей) матрица хранится в форме 3-х объектов:</text:p>
      <text:p text:style-name="P10"><text:tab/>-вектор A содержит значения ненулевых элементов;</text:p>
      <text:p text:style-name="P10"><text:tab/>-вектор JA содержит номера столбцов для элементов вектора A;</text:p>
      <text:p text:style-name="P10"><text:tab/>-вектор IA, в элементе Nk которого находится номер компонент в A и JA, с которых начинается описание строки Nk матрицы A.</text:p>
      <text:p text:style-name="P10"><text:tab/>1. Смоделировать операцию умножения матрицы и вектора-столбца, хранящегося в форме вектора A и вектора, содержащего номера строк ненулевых элементов, с получением результата в форме хранения вектора-столбца.</text:p>
      <text:p text:style-name="P10"><text:tab/>2. Произвести операцию умножения, применяя стандартный алгоритм работы с матрицами.</text:p>
      <text:p text:style-name="P10"><text:tab/>3. Сравнить время выполнения операций и объем памяти при использовании этих 2-х алгоритмов при различном проценте заполнения матриц.</text:p>
      <text:p text:style-name="P7"/>
      <text:p text:style-name="P7"><text:tab/><text:span text:style-name="T12">Запуск программы</text:span><text:span text:style-name="T31"> </text:span><text:span text:style-name="T32">просиходит из директория, содержащего приложение app.exe. Обращение к программе происходит через консоль.</text:span></text:p>
      <text:p text:style-name="P7"><text:soft-page-break/></text:p>
      <text:p text:style-name="P13"><text:span text:style-name="T6"><text:tab/></text:span><text:span text:style-name="T9">Входные данные: </text:span><text:span text:style-name="T7">размеры матрицы и сама матрица, размер вектора-столбца и вектор-столбец</text:span><text:span text:style-name="T6">.</text:span></text:p>
      <text:p text:style-name="P8"/>
      <text:p text:style-name="P15"><text:span text:style-name="T5"><text:tab/></text:span><text:span text:style-name="T8">Выходные данные: </text:span><text:span text:style-name="T5">при корректных данных — </text:span><text:span text:style-name="T7">результат умножения матрицы на вектор-столбец, </text:span><text:span text:style-name="T5">иначе — сообщение об ошибке.</text:span></text:p>
      <text:p text:style-name="P8"/>
      <text:p text:style-name="P15"><text:span text:style-name="T5"><text:tab/></text:span><text:span text:style-name="T8">Возможные ошибки:</text:span><text:span text:style-name="T5"> </text:span></text:p>
      <text:list xml:id="list2715140241" text:style-name="L1">
        <text:list-item>
          <text:p text:style-name="P81">Ошибка ввода: ввод символа не являющегося цифрой, <text:span text:style-name="T33">ввод размеров, не позволяющих выполнить умножение</text:span></text:p>
        </text:list-item>
      </text:list>
      <text:p text:style-name="P8"/>
      <text:p text:style-name="P8"><text:tab/><text:span text:style-name="T11">Структуры данных</text:span></text:p>
      <text:p text:style-name="P9"><text:span text:style-name="T11"><text:tab/><text:tab/></text:span><text:span text:style-name="T10">Для хранения </text:span><text:span text:style-name="T33">матрицы целых чисел используется структура mat_t, состоящая из</text:span><text:span text:style-name="T10">:</text:span></text:p>
      <text:list xml:id="list3232394118" text:style-name="L2">
        <text:list-item>
          <text:p text:style-name="P82">матрицы интов</text:p>
        </text:list-item>
        <text:list-item>
          <text:p text:style-name="P82">количества столбцов</text:p>
        </text:list-item>
        <text:list-item>
          <text:p text:style-name="P82">количества строк</text:p>
        </text:list-item>
      </text:list>
      <text:p text:style-name="P54"/>
      <text:p text:style-name="P20"><text:span text:style-name="T15"><text:tab/></text:span><text:span text:style-name="T16"><text:tab/></text:span><text:span text:style-name="T19">Для хранения </text:span><text:span text:style-name="T21">разреженной матрицы</text:span><text:span text:style-name="T20"> используется структура </text:span><text:span text:style-name="T21">vec_t</text:span><text:span text:style-name="T20">, состоящая из:</text:span></text:p>
      <text:p text:style-name="P22"/>
      <text:list xml:id="list2998107028" text:style-name="L3">
        <text:list-item>
          <text:p text:style-name="P59">количества ненулевых элементов матрицы</text:p>
        </text:list-item>
        <text:list-item>
          <text:p text:style-name="P59">количества ненулевых строк матрицы</text:p>
        </text:list-item>
        <text:list-item>
          <text:p text:style-name="P60">массива <text:span text:style-name="T33">A</text:span></text:p>
        </text:list-item>
        <text:list-item>
          <text:p text:style-name="P61">массива <text:span text:style-name="T33">JA</text:span></text:p>
        </text:list-item>
        <text:list-item>
          <text:p text:style-name="P61">массива <text:span text:style-name="T33">IA</text:span></text:p>
        </text:list-item>
      </text:list>
      <text:p text:style-name="P30"><text:tab/><text:tab/></text:p>
      <text:p text:style-name="P21"><text:span text:style-name="T19"><text:tab/><text:tab/>Для хранения </text:span><text:span text:style-name="T21">столбца</text:span><text:span text:style-name="T20"> используется структура </text:span><text:span text:style-name="T21">col_t</text:span><text:span text:style-name="T20">, состоящая из:</text:span></text:p>
      <text:p text:style-name="P24"/>
      <text:list xml:id="list164860455965963" text:continue-numbering="true" text:style-name="L3">
        <text:list-item>
          <text:p text:style-name="P59">количества элементов</text:p>
        </text:list-item>
        <text:list-item>
          <text:p text:style-name="P59">массива целых чисел типа int</text:p>
        </text:list-item>
      </text:list>
      <text:p text:style-name="P22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67"><text:span text:style-name="T13">MAX_MAT_LEN = 120</text:span></text:p>
            <text:p text:style-name="P56"><text:span text:style-name="T13"/></text:p>
            <text:p text:style-name="P56"><text:span text:style-name="T13">typedef</text:span> <text:span text:style-name="T13">struct</text:span></text:p>
            <text:p text:style-name="P57">{</text:p>
            <text:p text:style-name="P57"><text:span text:style-name="T13">int</text:span> <text:span text:style-name="T17">matrix</text:span>[<text:span text:style-name="T13">MAX_MAT_LEN</text:span>][<text:span text:style-name="T13">MAX_MAT_LEN</text:span>];</text:p>
            <text:p text:style-name="P57"><text:span text:style-name="T13">int</text:span> <text:span text:style-name="T17">row_c</text:span>;</text:p>
            <text:p text:style-name="P57"><text:span text:style-name="T13">int</text:span> <text:span text:style-name="T17">col_c</text:span>;</text:p>
            <text:p text:style-name="P57">} <text:span text:style-name="T14">mat_t</text:span>;</text:p>
            <text:p text:style-name="P55"/>
            <text:p text:style-name="P57"><text:span text:style-name="T13">typedef</text:span> <text:span text:style-name="T13">struct</text:span></text:p>
            <text:p text:style-name="P57">{</text:p>
            <text:p text:style-name="P57"><text:span text:style-name="T13">int</text:span> <text:span text:style-name="T17">n</text:span>;</text:p>
            <text:p text:style-name="P57"><text:span text:style-name="T13">int</text:span> <text:span text:style-name="T17">n_ia</text:span>;</text:p>
            <text:p text:style-name="P57"><text:span text:style-name="T13">int</text:span> <text:span text:style-name="T17">a</text:span>[<text:span text:style-name="T13">MAX_MAT_LEN</text:span> <text:span text:style-name="T34">*</text:span> <text:span text:style-name="T13">MAX_MAT_LEN</text:span>];</text:p>
            <text:p text:style-name="P57"><text:span text:style-name="T13">int</text:span> <text:span text:style-name="T17">ja</text:span>[<text:span text:style-name="T13">MAX_MAT_LEN</text:span> <text:span text:style-name="T34">*</text:span> <text:span text:style-name="T13">MAX_MAT_LEN</text:span>];</text:p>
            <text:p text:style-name="P57"><text:span text:style-name="T13">int</text:span> <text:span text:style-name="T17">ia</text:span>[<text:span text:style-name="T13">MAX_MAT_LEN</text:span>];</text:p>
            <text:p text:style-name="P57">} <text:span text:style-name="T14">vec_t</text:span>;</text:p>
            <text:p text:style-name="P55"/>
            <text:p text:style-name="P57"><text:span text:style-name="T13">typedef</text:span> <text:span text:style-name="T13">struct</text:span></text:p>
            <text:p text:style-name="P57">{</text:p>
            <text:p text:style-name="P57"><text:span text:style-name="T13">int</text:span> <text:span text:style-name="T17">n</text:span>;</text:p>
            <text:p text:style-name="P57"><text:span text:style-name="T13">int</text:span> <text:span text:style-name="T17">arr</text:span>[<text:span text:style-name="T13">MAX_MAT_LEN</text:span>];</text:p>
            <text:p text:style-name="P55"><text:span text:style-name="T46">} </text:span><text:span text:style-name="T14">col_t</text:span><text:span text:style-name="T46">;</text:span></text:p>
            <text:p text:style-name="P68"/>
            <text:p text:style-name="P80">typedef struct</text:p>
            <text:p text:style-name="P79">{</text:p>
            <text:p text:style-name="P68"><text:s text:c="4"/><text:span text:style-name="T13">int</text:span> <text:span text:style-name="T17">n</text:span><text:span text:style-name="T46">;</text:span></text:p>
            <text:p text:style-name="P68"><text:s text:c="4"/><text:span text:style-name="T13">int</text:span> <text:span text:style-name="T17">a</text:span><text:span text:style-name="T46">[</text:span><text:span text:style-name="T13">MAX_MAT_LEN</text:span><text:span text:style-name="T46">];</text:span></text:p>
            <text:p text:style-name="P68"><text:s text:c="4"/><text:span text:style-name="T13">int</text:span> <text:span text:style-name="T17">ja</text:span><text:span text:style-name="T46">[</text:span><text:span text:style-name="T13">MAX_MAT_LEN</text:span><text:span text:style-name="T46">];</text:span></text:p>
            <text:p text:style-name="P68"><text:span text:style-name="T46">}</text:span> <text:span text:style-name="T14">col_v</text:span><text:span text:style-name="T46">;</text:span></text:p>
          </table:table-cell>
        </table:table-row>
      </table:table>
      <text:p text:style-name="P23"/>
      <text:p text:style-name="P46"><text:span text:style-name="T18"><text:tab/></text:span><text:span text:style-name="T25">Алгоритм</text:span></text:p>
      <text:p text:style-name="P25"/>
      <text:p text:style-name="P25">1. <text:span text:style-name="T35">Ручной ввод размера матрицы</text:span></text:p>
      <text:p text:style-name="P25">2. <text:span text:style-name="T35">Ручной ввод или генерация матрицы по заданным размерам</text:span></text:p>
      <text:p text:style-name="P31">3. Перевод матрицы в разреженную</text:p>
      <text:p text:style-name="P31"><text:tab/>3.1 Посчитать все ненулевые элементы матрицы и записать их в A</text:p>
      <text:p text:style-name="P31"><text:tab/>3.2 <text:s/>В IA для каждой строки записывать порядковый номер числа из А, с которого начинаются ненулевые числа в этой строке</text:p>
      <text:p text:style-name="P31"><text:tab/>3.3 В JA Записывать номер столбца матрицы, в котором находится каждое целое число </text:p>
      <text:p text:style-name="P26"><text:span text:style-name="T35">4</text:span>. <text:span text:style-name="T35">Ручной ввод размера вектора-столбца</text:span></text:p>
      <text:p text:style-name="P26"><text:soft-page-break/><text:span text:style-name="T35">5</text:span>. <text:span text:style-name="T35">Ручной ввод или генерация вектора-столбца по заданному размеру</text:span></text:p>
      <text:p text:style-name="P17"><text:span text:style-name="T29">6</text:span><text:span text:style-name="T26">. </text:span><text:span text:style-name="T27">Умножение </text:span><text:span text:style-name="T29">обычной матрицы на столбец</text:span></text:p>
      <text:p text:style-name="P18"><text:span text:style-name="T27"><text:tab/></text:span><text:span text:style-name="T29">6.1 Для каждой строки считать сумму произведений числа </text:span><text:span text:style-name="T30">строки на соответствующее число столбца строки</text:span></text:p>
      <text:p text:style-name="P33"/>
      <text:p text:style-name="P32">7. Умножение разреженной матрицы на столбец</text:p>
      <text:p text:style-name="P32"><text:tab/>7.1 Для каждой ненулевой строки считать сумму произведений элемента из A на элемент из вектора-столбца под номером из JA, соответствующему элементу из A</text:p>
      <text:p text:style-name="P28"/>
      <text:p text:style-name="P27"><text:span text:style-name="T36">8</text:span>. Вывод результата работы программы (ошибку или результат умножения). <text:span text:style-name="T36">Сначала произведение обычной матрицы на столбец, потом произвередние разреженной.</text:span></text:p>
      <text:p text:style-name="P27"/>
      <text:p text:style-name="P19"><text:span text:style-name="T26"><text:tab/></text:span><text:span text:style-name="T25">Тесты</text:span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9">N</text:p>
          </table:table-cell>
          <table:table-cell table:style-name="Table2.A1" office:value-type="string">
            <text:p text:style-name="P49">Суть теста</text:p>
          </table:table-cell>
          <table:table-cell table:style-name="Table2.A1" office:value-type="string">
            <text:p text:style-name="P49">Входные данные</text:p>
          </table:table-cell>
          <table:table-cell table:style-name="Table2.A1" office:value-type="string">
            <text:p text:style-name="P49">Ожидаемые выходные данные</text:p>
          </table:table-cell>
          <table:table-cell table:style-name="Table2.E1" office:value-type="string">
            <text:p text:style-name="P49">Полученные выходные данные</text:p>
          </table:table-cell>
        </table:table-row>
        <table:table-row>
          <table:table-cell table:style-name="Table2.A2" office:value-type="string">
            <text:p text:style-name="P49">1</text:p>
          </table:table-cell>
          <table:table-cell table:style-name="Table2.A2" office:value-type="string">
            <text:p text:style-name="P51">Проверка умножения</text:p>
          </table:table-cell>
          <table:table-cell table:style-name="Table2.A2" office:value-type="string">
            <text:p text:style-name="P52">3 3</text:p>
            <text:p text:style-name="P52">1 2 3</text:p>
            <text:p text:style-name="P52">4 0 8</text:p>
            <text:p text:style-name="P52">5 2 1</text:p>
          </table:table-cell>
          <table:table-cell table:style-name="Table2.A2" office:value-type="string">
            <text:p text:style-name="P48">36</text:p>
            <text:p text:style-name="P48">68</text:p>
            <text:p text:style-name="P48">34</text:p>
          </table:table-cell>
          <table:table-cell table:style-name="Table2.E2" office:value-type="string">
            <text:p text:style-name="P48">36</text:p>
            <text:p text:style-name="P48">68</text:p>
            <text:p text:style-name="P48">34</text:p>
          </table:table-cell>
        </table:table-row>
        <table:table-row>
          <table:table-cell table:style-name="Table2.A2" office:value-type="string">
            <text:p text:style-name="P49">2</text:p>
          </table:table-cell>
          <table:table-cell table:style-name="Table2.A2" office:value-type="string">
            <text:p text:style-name="P50">Проверка <text:span text:style-name="T37">нулевых строк</text:span></text:p>
          </table:table-cell>
          <table:table-cell table:style-name="Table2.A2" office:value-type="string">
            <text:p text:style-name="P52">5 5</text:p>
            <text:p text:style-name="P52">1 2 3 4 5 </text:p>
            <text:p text:style-name="P52">0 0 0 0 0 </text:p>
            <text:p text:style-name="P52">0 0 0 0 0 </text:p>
            <text:p text:style-name="P52">5 6 0 2 0 </text:p>
            <text:p text:style-name="P52">0 4 0 0 0 </text:p>
            <text:p text:style-name="P52">5</text:p>
            <text:p text:style-name="P52">71</text:p>
            <text:p text:style-name="P52">0</text:p>
            <text:p text:style-name="P52">0</text:p>
            <text:p text:style-name="P52">61</text:p>
            <text:p text:style-name="P52">24</text:p>
          </table:table-cell>
          <table:table-cell table:style-name="Table2.A2" office:value-type="string">
            <text:p text:style-name="P48"><text:s/>71</text:p>
            <text:p text:style-name="P48"><text:s text:c="2"/>0</text:p>
            <text:p text:style-name="P48"><text:s text:c="2"/>0</text:p>
            <text:p text:style-name="P48"><text:s/>61</text:p>
            <text:p text:style-name="P48"><text:s/>24</text:p>
          </table:table-cell>
          <table:table-cell table:style-name="Table2.E2" office:value-type="string">
            <text:p text:style-name="P48"><text:s/>71</text:p>
            <text:p text:style-name="P48"><text:s text:c="2"/>0</text:p>
            <text:p text:style-name="P48"><text:s text:c="2"/>0</text:p>
            <text:p text:style-name="P48"><text:s/>61</text:p>
            <text:p text:style-name="P48"><text:s/>24</text:p>
          </table:table-cell>
        </table:table-row>
        <table:table-row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50">Проверка <text:span text:style-name="T37">нулевых столбцов</text:span></text:p>
          </table:table-cell>
          <table:table-cell table:style-name="Table2.A2" office:value-type="string">
            <text:p text:style-name="P52">4 4</text:p>
            <text:p text:style-name="P52">0 5 6 0 </text:p>
            <text:p text:style-name="P52">0 0 7 0 </text:p>
            <text:p text:style-name="P52">0 0 1 0 </text:p>
            <text:p text:style-name="P52">0 0 0 0 </text:p>
            <text:p text:style-name="P52"/>
            <text:p text:style-name="P52">4</text:p>
            <text:p text:style-name="P52">1</text:p>
            <text:p text:style-name="P52"><text:soft-page-break/>2</text:p>
            <text:p text:style-name="P52">3</text:p>
            <text:p text:style-name="P52">4</text:p>
          </table:table-cell>
          <table:table-cell table:style-name="Table2.A2" office:value-type="string">
            <text:p text:style-name="P48">28</text:p>
            <text:p text:style-name="P48"><text:s/>21</text:p>
            <text:p text:style-name="P48"><text:s text:c="2"/>3</text:p>
            <text:p text:style-name="P48"><text:s text:c="2"/>0</text:p>
          </table:table-cell>
          <table:table-cell table:style-name="Table2.E2" office:value-type="string">
            <text:p text:style-name="P48"><text:s/>28</text:p>
            <text:p text:style-name="P48"><text:s/>21</text:p>
            <text:p text:style-name="P48"><text:s text:c="2"/>3</text:p>
            <text:p text:style-name="P48"><text:s text:c="2"/>0</text:p>
          </table:table-cell>
        </table:table-row>
        <table:table-row>
          <table:table-cell table:style-name="Table2.A2" office:value-type="string">
            <text:p text:style-name="P49">4</text:p>
          </table:table-cell>
          <table:table-cell table:style-name="Table2.A2" office:value-type="string">
            <text:p text:style-name="P52">Проверка отрицательных чисел</text:p>
          </table:table-cell>
          <table:table-cell table:style-name="Table2.A2" office:value-type="string">
            <text:p text:style-name="P52">4 3</text:p>
            <text:p text:style-name="P52">-1 2 0 </text:p>
            <text:p text:style-name="P52">0 0 3 </text:p>
            <text:p text:style-name="P52">0 0 -1 </text:p>
            <text:p text:style-name="P52">3 0 -1 </text:p>
            <text:p text:style-name="P52">3</text:p>
            <text:p text:style-name="P52">1</text:p>
            <text:p text:style-name="P52">-2</text:p>
            <text:p text:style-name="P52">0</text:p>
          </table:table-cell>
          <table:table-cell table:style-name="Table2.A2" office:value-type="string">
            <text:p text:style-name="P48">-<text:span text:style-name="T37">5</text:span></text:p>
            <text:p text:style-name="P52">0</text:p>
            <text:p text:style-name="P52">0</text:p>
            <text:p text:style-name="P52">3</text:p>
          </table:table-cell>
          <table:table-cell table:style-name="Table2.E2" office:value-type="string">
            <text:p text:style-name="P48">-<text:span text:style-name="T37">5</text:span></text:p>
            <text:p text:style-name="P52">0</text:p>
            <text:p text:style-name="P52">0</text:p>
            <text:p text:style-name="P52">3</text:p>
          </table:table-cell>
        </table:table-row>
        <table:table-row>
          <table:table-cell table:style-name="Table2.A2" office:value-type="string">
            <text:p text:style-name="P49">5</text:p>
          </table:table-cell>
          <table:table-cell table:style-name="Table2.A2" office:value-type="string">
            <text:p text:style-name="P53">Ввод не соответствующих размеров</text:p>
          </table:table-cell>
          <table:table-cell table:style-name="Table2.A2" office:value-type="string">
            <text:p text:style-name="P53">4 3</text:p>
            <text:p text:style-name="P53">матрица [4][3]</text:p>
            <text:p text:style-name="P53">4</text:p>
          </table:table-cell>
          <table:table-cell table:style-name="Table2.A2" office:value-type="string">
            <text:p text:style-name="P53">Сообщение об ошибке</text:p>
          </table:table-cell>
          <table:table-cell table:style-name="Table2.E2" office:value-type="string">
            <text:p text:style-name="P53">Собщение о том, что длина столбца должна соответствовать количеству столбцов</text:p>
          </table:table-cell>
        </table:table-row>
        <table:table-row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E2" office:value-type="string">
            <text:p text:style-name="P48"/>
          </table:table-cell>
        </table:table-row>
      </table:table>
      <text:p text:style-name="P36"/>
      <text:p text:style-name="P37">Все тесты пройдены успешно!</text:p>
      <text:p text:style-name="P37"/>
      <text:p text:style-name="P37"/>
      <text:p text:style-name="P43">Занимаем<text:span text:style-name="T44">ые</text:span> память <text:span text:style-name="T44">и время</text:span></text:p>
      <text:p text:style-name="P45">irr — разреженное представление</text:p>
      <text:p text:style-name="P45">reg — стандартное представление</text:p>
      <text:p text:style-name="P45"/>
      <text:p text:style-name="P64">Рассчеты выполнялись 100 раз, приведен средний результат.</text:p>
      <text:p text:style-name="P45"/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row>
          <table:table-cell table:style-name="Table6.A1" table:number-columns-spanned="5" office:value-type="string">
            <text:p text:style-name="P6">Матрица 2<text:span text:style-name="T48">5</text:span>х2<text:span text:style-name="T48">5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5">%</text:p>
          </table:table-cell>
          <table:table-cell table:style-name="Table6.A2" table:number-columns-spanned="2" office:value-type="string">
            <text:p text:style-name="P6">Время <text:span text:style-name="T49">(мс)</text:span></text:p>
          </table:table-cell>
          <table:covered-table-cell/>
          <table:table-cell table:style-name="Table6.D2" table:number-columns-spanned="2" office:value-type="string">
            <text:p text:style-name="P6">Память <text:span text:style-name="T49">(байты)</text:span></text:p>
          </table:table-cell>
          <table:covered-table-cell/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78">Разреж.</text:p>
          </table:table-cell>
          <table:table-cell table:style-name="Table6.A2" office:value-type="string">
            <text:p text:style-name="P78">Стандт.</text:p>
          </table:table-cell>
          <table:table-cell table:style-name="Table6.A2" office:value-type="string">
            <text:p text:style-name="P78">Разреж.</text:p>
          </table:table-cell>
          <table:table-cell table:style-name="Table6.D2" office:value-type="string">
            <text:p text:style-name="P78">Стандт.</text:p>
          </table:table-cell>
        </table:table-row>
        <table:table-row>
          <table:table-cell table:style-name="Table6.A2" office:value-type="string">
            <text:p text:style-name="P74">20</text:p>
          </table:table-cell>
          <table:table-cell table:style-name="Table6.A2" office:value-type="string">
            <text:p text:style-name="P76">16.95</text:p>
          </table:table-cell>
          <table:table-cell table:style-name="Table6.A2" office:value-type="string">
            <text:p text:style-name="P75">7.70</text:p>
          </table:table-cell>
          <table:table-cell table:style-name="Table6.A2" office:value-type="string">
            <text:p text:style-name="P75">1100</text:p>
          </table:table-cell>
          <table:table-cell table:style-name="Table6.D2" office:value-type="string">
            <text:p text:style-name="P75">2500</text:p>
          </table:table-cell>
        </table:table-row>
        <table:table-row>
          <table:table-cell table:style-name="Table6.A2" office:value-type="string">
            <text:p text:style-name="P74">30</text:p>
          </table:table-cell>
          <table:table-cell table:style-name="Table6.A2" office:value-type="string">
            <text:p text:style-name="P73"><text:s/>24.52</text:p>
          </table:table-cell>
          <table:table-cell table:style-name="Table6.A2" office:value-type="string">
            <text:p text:style-name="P75">9.91</text:p>
          </table:table-cell>
          <table:table-cell table:style-name="Table6.A2" office:value-type="string">
            <text:p text:style-name="P75">1596</text:p>
          </table:table-cell>
          <table:table-cell table:style-name="Table6.D2" office:value-type="string">
            <text:p text:style-name="P75">2500</text:p>
          </table:table-cell>
        </table:table-row>
        <table:table-row>
          <table:table-cell table:style-name="Table6.A2" office:value-type="string">
            <text:p text:style-name="P74">40</text:p>
          </table:table-cell>
          <table:table-cell table:style-name="Table6.A2" office:value-type="string">
            <text:p text:style-name="P73"><text:s/>32.13</text:p>
          </table:table-cell>
          <table:table-cell table:style-name="Table6.A2" office:value-type="string">
            <text:p text:style-name="P75">12.07.</text:p>
          </table:table-cell>
          <table:table-cell table:style-name="Table6.A2" office:value-type="string">
            <text:p text:style-name="P75">2100</text:p>
          </table:table-cell>
          <table:table-cell table:style-name="Table6.D2" office:value-type="string">
            <text:p text:style-name="P75">2500</text:p>
          </table:table-cell>
        </table:table-row>
        <table:table-row>
          <table:table-cell table:style-name="Table6.A2" office:value-type="string">
            <text:p text:style-name="P74">50</text:p>
          </table:table-cell>
          <table:table-cell table:style-name="Table6.A2" office:value-type="string">
            <text:p text:style-name="P73">39.84</text:p>
          </table:table-cell>
          <table:table-cell table:style-name="Table6.A2" office:value-type="string">
            <text:p text:style-name="P75">14.20</text:p>
          </table:table-cell>
          <table:table-cell table:style-name="Table6.A2" office:value-type="string">
            <text:p text:style-name="P75">2596</text:p>
          </table:table-cell>
          <table:table-cell table:style-name="Table6.D2" office:value-type="string">
            <text:p text:style-name="P75">2500</text:p>
          </table:table-cell>
        </table:table-row>
      </table:table>
      <text:p text:style-name="P45"/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ext:soft-page-break/>
        <table:table-row>
          <table:table-cell table:style-name="Table3.A1" table:number-columns-spanned="5" office:value-type="string">
            <text:p text:style-name="P6">Матрица <text:span text:style-name="T45">50</text:span>х5<text:span text:style-name="T45">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">%</text:p>
          </table:table-cell>
          <table:table-cell table:style-name="Table3.A2" table:number-columns-spanned="2" office:value-type="string">
            <text:p text:style-name="P72">время<text:span text:style-name="T50"> </text:span><text:span text:style-name="T49">(мс)</text:span></text:p>
          </table:table-cell>
          <table:covered-table-cell/>
          <table:table-cell table:style-name="Table3.D2" table:number-columns-spanned="2" office:value-type="string">
            <text:p text:style-name="P72">память<text:span text:style-name="T50"> </text:span><text:span text:style-name="T49">(байты)</text:span></text:p>
          </table:table-cell>
          <table:covered-table-cell/>
        </table:table-row>
        <table:table-row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78">Разреж.</text:p>
          </table:table-cell>
          <table:table-cell table:style-name="Table3.A2" office:value-type="string">
            <text:p text:style-name="P78">Стандт.</text:p>
          </table:table-cell>
          <table:table-cell table:style-name="Table3.A2" office:value-type="string">
            <text:p text:style-name="P78">Разреж.</text:p>
          </table:table-cell>
          <table:table-cell table:style-name="Table3.D2" office:value-type="string">
            <text:p text:style-name="P78">Стандт.</text:p>
          </table:table-cell>
        </table:table-row>
        <table:table-row>
          <table:table-cell table:style-name="Table3.A2" office:value-type="string">
            <text:p text:style-name="P69"><text:span text:style-name="T49">2</text:span>0</text:p>
          </table:table-cell>
          <table:table-cell table:style-name="Table3.A2" office:value-type="string">
            <text:p text:style-name="P75">29.00</text:p>
          </table:table-cell>
          <table:table-cell table:style-name="Table3.A2" office:value-type="string">
            <text:p text:style-name="P75">17.37</text:p>
          </table:table-cell>
          <table:table-cell table:style-name="Table3.A2" office:value-type="string">
            <text:p text:style-name="P75">4200</text:p>
          </table:table-cell>
          <table:table-cell table:style-name="Table3.D2" office:value-type="string">
            <text:p text:style-name="P75">10000</text:p>
          </table:table-cell>
        </table:table-row>
        <table:table-row>
          <table:table-cell table:style-name="Table3.A2" office:value-type="string">
            <text:p text:style-name="P74">30</text:p>
          </table:table-cell>
          <table:table-cell table:style-name="Table3.A2" office:value-type="string">
            <text:p text:style-name="P75">44.11</text:p>
          </table:table-cell>
          <table:table-cell table:style-name="Table3.A2" office:value-type="string">
            <text:p text:style-name="P75">23.37</text:p>
          </table:table-cell>
          <table:table-cell table:style-name="Table3.A2" office:value-type="string">
            <text:p text:style-name="P75">6200</text:p>
          </table:table-cell>
          <table:table-cell table:style-name="Table3.D2" office:value-type="string">
            <text:p text:style-name="P75">10000</text:p>
          </table:table-cell>
        </table:table-row>
        <table:table-row>
          <table:table-cell table:style-name="Table3.A2" office:value-type="string">
            <text:p text:style-name="P69">4<text:span text:style-name="T49">0</text:span></text:p>
          </table:table-cell>
          <table:table-cell table:style-name="Table3.A2" office:value-type="string">
            <text:p text:style-name="P75">58.13</text:p>
          </table:table-cell>
          <table:table-cell table:style-name="Table3.A2" office:value-type="string">
            <text:p text:style-name="P75">28.67</text:p>
          </table:table-cell>
          <table:table-cell table:style-name="Table3.A2" office:value-type="string">
            <text:p text:style-name="P75">8200</text:p>
          </table:table-cell>
          <table:table-cell table:style-name="Table3.D2" office:value-type="string">
            <text:p text:style-name="P75">10000</text:p>
          </table:table-cell>
        </table:table-row>
        <table:table-row>
          <table:table-cell table:style-name="Table3.A2" office:value-type="string">
            <text:p text:style-name="P69"><text:span text:style-name="T49">5</text:span>0</text:p>
          </table:table-cell>
          <table:table-cell table:style-name="Table3.A2" office:value-type="string">
            <text:p text:style-name="P75">72.80</text:p>
          </table:table-cell>
          <table:table-cell table:style-name="Table3.A2" office:value-type="string">
            <text:p text:style-name="P75">34.15</text:p>
          </table:table-cell>
          <table:table-cell table:style-name="Table3.A2" office:value-type="string">
            <text:p text:style-name="P75">10200</text:p>
          </table:table-cell>
          <table:table-cell table:style-name="Table3.D2" office:value-type="string">
            <text:p text:style-name="P75">10000</text:p>
          </table:table-cell>
        </table:table-row>
      </table:table>
      <text:p text:style-name="P43"/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row>
          <table:table-cell table:style-name="Table4.A1" table:number-columns-spanned="5" office:value-type="string">
            <text:p text:style-name="P6">Матрица <text:span text:style-name="T45">1</text:span><text:span text:style-name="T48">00</text:span>х<text:span text:style-name="T48">10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4">%</text:p>
          </table:table-cell>
          <table:table-cell table:style-name="Table4.A2" table:number-columns-spanned="2" office:value-type="string">
            <text:p text:style-name="P72">время<text:span text:style-name="T50"> </text:span><text:span text:style-name="T49">(мс)</text:span></text:p>
          </table:table-cell>
          <table:covered-table-cell/>
          <table:table-cell table:style-name="Table4.D2" table:number-columns-spanned="2" office:value-type="string">
            <text:p text:style-name="P72">память<text:span text:style-name="T50"> </text:span><text:span text:style-name="T49">(байты)</text:span></text:p>
          </table:table-cell>
          <table:covered-table-cell/>
        </table:table-row>
        <table:table-row>
          <table:table-cell table:style-name="Table4.A2" office:value-type="string">
            <text:p text:style-name="P74"/>
          </table:table-cell>
          <table:table-cell table:style-name="Table4.A2" office:value-type="string">
            <text:p text:style-name="P78">Разреж.</text:p>
          </table:table-cell>
          <table:table-cell table:style-name="Table4.A2" office:value-type="string">
            <text:p text:style-name="P78">Стандт.</text:p>
          </table:table-cell>
          <table:table-cell table:style-name="Table4.A2" office:value-type="string">
            <text:p text:style-name="P78">Разреж.</text:p>
          </table:table-cell>
          <table:table-cell table:style-name="Table4.D2" office:value-type="string">
            <text:p text:style-name="P78">Стандт.</text:p>
          </table:table-cell>
        </table:table-row>
        <table:table-row>
          <table:table-cell table:style-name="Table4.A2" office:value-type="string">
            <text:p text:style-name="P74">20</text:p>
          </table:table-cell>
          <table:table-cell table:style-name="Table4.A2" office:value-type="string">
            <text:p text:style-name="P75">53.13</text:p>
          </table:table-cell>
          <table:table-cell table:style-name="Table4.A2" office:value-type="string">
            <text:p text:style-name="P75">55.49</text:p>
          </table:table-cell>
          <table:table-cell table:style-name="Table4.A2" office:value-type="string">
            <text:p text:style-name="P75">16400</text:p>
          </table:table-cell>
          <table:table-cell table:style-name="Table4.D2" office:value-type="string">
            <text:p text:style-name="P73">40000</text:p>
          </table:table-cell>
        </table:table-row>
        <table:table-row>
          <table:table-cell table:style-name="Table4.A2" office:value-type="string">
            <text:p text:style-name="P74">30</text:p>
          </table:table-cell>
          <table:table-cell table:style-name="Table4.A2" office:value-type="string">
            <text:p text:style-name="P75">81.23</text:p>
          </table:table-cell>
          <table:table-cell table:style-name="Table4.A2" office:value-type="string">
            <text:p text:style-name="P75">73.71</text:p>
          </table:table-cell>
          <table:table-cell table:style-name="Table4.A2" office:value-type="string">
            <text:p text:style-name="P75">24400</text:p>
          </table:table-cell>
          <table:table-cell table:style-name="Table4.D2" office:value-type="string">
            <text:p text:style-name="P73">40000</text:p>
          </table:table-cell>
        </table:table-row>
        <table:table-row>
          <table:table-cell table:style-name="Table4.A2" office:value-type="string">
            <text:p text:style-name="P69">4<text:span text:style-name="T49">0</text:span></text:p>
          </table:table-cell>
          <table:table-cell table:style-name="Table4.A2" office:value-type="string">
            <text:p text:style-name="P75">110.85</text:p>
          </table:table-cell>
          <table:table-cell table:style-name="Table4.A2" office:value-type="string">
            <text:p text:style-name="P75">91.66</text:p>
          </table:table-cell>
          <table:table-cell table:style-name="Table4.A2" office:value-type="string">
            <text:p text:style-name="P75">32400</text:p>
          </table:table-cell>
          <table:table-cell table:style-name="Table4.D2" office:value-type="string">
            <text:p text:style-name="P73">40000</text:p>
          </table:table-cell>
        </table:table-row>
        <table:table-row>
          <table:table-cell table:style-name="Table4.A2" office:value-type="string">
            <text:p text:style-name="P69"><text:span text:style-name="T49">5</text:span>0</text:p>
          </table:table-cell>
          <table:table-cell table:style-name="Table4.A2" office:value-type="string">
            <text:p text:style-name="P75">142.07</text:p>
          </table:table-cell>
          <table:table-cell table:style-name="Table4.A2" office:value-type="string">
            <text:p text:style-name="P75">109.65</text:p>
          </table:table-cell>
          <table:table-cell table:style-name="Table4.A2" office:value-type="string">
            <text:p text:style-name="P75">40400</text:p>
          </table:table-cell>
          <table:table-cell table:style-name="Table4.D2" office:value-type="string">
            <text:p text:style-name="P73">40000</text:p>
          </table:table-cell>
        </table:table-row>
      </table:table>
      <text:p text:style-name="P44"/>
      <text:p text:style-name="P39"/>
      <text:p text:style-name="P40">Ответы на вопросы:</text:p>
      <text:p text:style-name="P40"/>
      <text:p text:style-name="P38"><text:span text:style-name="T38">1. </text:span>Что такое разреженная матрица, какие схемы хранения таких матриц Вы знаете?</text:p>
      <text:p text:style-name="P38"/>
      <text:p text:style-name="P38"><text:tab/><text:span text:style-name="T39">Разреженная матрица — это матрица с большим количесвом нулей.</text:span></text:p>
      <text:p text:style-name="P35"><text:tab/>Способы хранения: линейный связный список, кольцевой связный список, двунаправленный стек, очередь, связная схемы разреженного хранения</text:p>
      <text:p text:style-name="P38"/>
      <text:p text:style-name="P38"/>
      <text:p text:style-name="P38">2. Каким образом и сколько памяти выделяется под хранение разреженной и обычной матрицы?</text:p>
      <text:p text:style-name="P38"/>
      <text:p text:style-name="P38"><text:tab/><text:span text:style-name="T39">Под обычную матрицу выделяется NxM ячеек памяти (N — количество строк, M — количество столбцов). </text:span><text:span text:style-name="T41">N*M*sizeof(тип данных, который хранится в матрице)</text:span></text:p>
      <text:p text:style-name="P35"><text:tab/></text:p>
      <text:p text:style-name="P38"><text:span text:style-name="T39"><text:tab/>Под разреженную матрицу для моего способа хранения матрицы требуется </text:span><text:span text:style-name="T41">Z*sizeof(тип данных, хранящихся в матрице) </text:span><text:soft-page-break/><text:span text:style-name="T41">+ Z*sizeof(</text:span><text:span text:style-name="T42">тип данных индекса</text:span><text:span text:style-name="T41">)</text:span><text:span text:style-name="T39"> + </text:span><text:span text:style-name="T41">(N + 1)*sizeof(</text:span><text:span text:style-name="T42">тип данных индекса</text:span><text:span text:style-name="T41">)</text:span><text:span text:style-name="T39"> (Z — количество ненулевых элементов матрицы, </text:span><text:span text:style-name="T40">N</text:span><text:span text:style-name="T39"> — количество с</text:span><text:span text:style-name="T40">трок</text:span><text:span text:style-name="T39">) </text:span></text:p>
      <text:p text:style-name="P35"/>
      <text:p text:style-name="P35"/>
      <text:p text:style-name="P38">3. Каков принцип обработки разреженной матрицы?</text:p>
      <text:p text:style-name="P38"/>
      <text:p text:style-name="P38"><text:tab/><text:span text:style-name="T40">Для экономии времени и памяти, действия производятся только с ненулевыми элементами матрицы за меньшее количество операций, чем если бы итерация происходила по всем элементам матрицы</text:span></text:p>
      <text:p text:style-name="P38"/>
      <text:p text:style-name="P38">4. В каком случае для матриц эффективнее применять стандартные алгоритмы обработки матриц? От чего это зависит?</text:p>
      <text:p text:style-name="P34"/>
      <text:p text:style-name="P29"><text:tab/><text:span text:style-name="T43">Стандартные алгоритмы становятся более эффективными, когда матрица заполнена более чем на </text:span><text:span text:style-name="T48">30</text:span><text:span text:style-name="T43">%. </text:span><text:span text:style-name="T47">Зависит от размера матрицы, процента её заполненности и процента заполненности вектора-столбца</text:span></text:p>
      <text:p text:style-name="P29"/>
      <text:p text:style-name="P41">Вывод: </text:p>
      <text:p text:style-name="P42"><text:tab/></text:p>
      <text:p text:style-name="P47"><text:span text:style-name="T28"><text:tab/></text:span><text:span text:style-name="T22">Алгоритмы обработки разреженных матриц </text:span><text:span text:style-name="T23">эффективны по времени при заполненности матрицы до примерно 35%, по памяти до примерно 50%. При превышении данных порогов заполненности, </text:span><text:span text:style-name="T24">алгоритм представления разреженных матриц теряет свою эффективност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7:59:01.443361044</meta:creation-date>
    <meta:generator>LibreOffice/7.3.7.2$Linux_X86_64 LibreOffice_project/30$Build-2</meta:generator>
    <dc:date>2023-11-01T16:48:58.397250587</dc:date>
    <meta:editing-duration>PT4H18M40S</meta:editing-duration>
    <meta:editing-cycles>27</meta:editing-cycles>
    <meta:document-statistic meta:table-count="5" meta:image-count="0" meta:object-count="0" meta:page-count="7" meta:paragraph-count="264" meta:word-count="942" meta:character-count="6028" meta:non-whitespace-character-count="5254"/>
  </office:meta>
</office:document-meta>
</file>